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13a3"/>
    </style:style>
    <style:style style:name="P2" style:family="paragraph" style:parent-style-name="Standard">
      <style:paragraph-properties fo:break-before="page"/>
      <style:text-properties officeooo:paragraph-rsid="000613a3"/>
    </style:style>
    <style:style style:name="P3" style:family="paragraph" style:parent-style-name="Standard">
      <style:text-properties officeooo:paragraph-rsid="000c5c93"/>
    </style:style>
    <style:style style:name="P4" style:family="paragraph" style:parent-style-name="Standard">
      <style:text-properties officeooo:rsid="000f6692" officeooo:paragraph-rsid="000f6692"/>
    </style:style>
    <style:style style:name="P5" style:family="paragraph" style:parent-style-name="Standard">
      <style:text-properties officeooo:paragraph-rsid="000c5c93"/>
    </style:style>
    <style:style style:name="T1" style:family="text">
      <style:text-properties officeooo:rsid="000613a3"/>
    </style:style>
    <style:style style:name="T2" style:family="text">
      <style:text-properties officeooo:rsid="000c5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4_2488336842"/>Ctrl+O</text:p>
      <text:p text:style-name="Standard">Action: Open folder dialog (start path set to current folder if open).</text:p>
      <text:p text:style-name="Standard">Key: Ctrl+O</text:p>
      <text:p text:style-name="Standard">Context: Global</text:p>
      <text:p text:style-name="Standard">Enabled: always.</text:p>
      <text:p text:style-name="Standard">UX: show folder picker; if active segment exists, block opening folder while active segment exists and show a short toast “<text:span text:style-name="T1">End or cancel the active segment before opening a new folder</text:span>”.</text:p>
      <text:p text:style-name="Standard"><text:bookmark-end text:name="__DdeLink__4_2488336842"/></text:p>
      <text:p text:style-name="Standard"/>
      <text:p text:style-name="Standard"/>
      <text:p text:style-name="Standard"><text:bookmark-start text:name="__DdeLink__6_2488336842"/>Ctrl+S</text:p>
      <text:p text:style-name="Standard">Action: Save current Articles back to _index.txt (create file if missing).</text:p>
      <text:p text:style-name="Standard">Key: Ctrl+S</text:p>
      <text:p text:style-name="Standard">Context: Global</text:p>
      <text:p text:style-name="P1">Enabled: always </text:p>
      <text:p text:style-name="P1">UX: <text:span text:style-name="T1">write file</text:span>; if active segment exists, block <text:span text:style-name="T1">saving file </text:span>while active segment exists and show a short toast “<text:span text:style-name="T1">End or cancel the active segment before saving</text:span>”.<text:bookmark-end text:name="__DdeLink__6_2488336842"/></text:p>
      <text:p text:style-name="P1"/>
      <text:p text:style-name="P1"><text:bookmark-start text:name="__DdeLink__8_2488336842"/>Ctrl+I</text:p>
      <text:p text:style-name="P1">Action: Toggle _index.txt overlay (editable).</text:p>
      <text:p text:style-name="P1">Key: Ctrl+I (mac: Cmd+I)</text:p>
      <text:p text:style-name="P1">Context: Global</text:p>
      <text:p text:style-name="P1">Enabled: always (but if overlay open, Esc or Ctrl+I closes it).</text:p>
      <text:p text:style-name="P1">UX: load file into overlay text area; clicking Save writes file (atomic write) and reloads articles.<text:bookmark-end text:name="__DdeLink__8_2488336842"/></text:p>
      <text:p text:style-name="P1"/>
      <text:p text:style-name="P1"><text:bookmark-start text:name="__DdeLink__10_2488336842"/>Esc</text:p>
      <text:p text:style-name="P1">Action: Cancel active segment (if one exists); otherwise close overlays / close help / exit fullscreen semantics.</text:p>
      <text:p text:style-name="P1">Key: Esc</text:p>
      <text:p text:style-name="P1">Context: Global (handled at Window level)</text:p>
      <text:p text:style-name="P1">Enabled: <text:span text:style-name="T1">Always. </text:span>If ActiveSegment.IsActive → cancel. Otherwise follow default (close overlay, exit full-screen).</text:p>
      <text:p text:style-name="P1">UX: when canceling segment, call the single helper CancelActiveSegment(), update editor &amp; article card, show toast "Segment cancelled".</text:p>
      <text:p text:style-name="P1"><text:bookmark-end text:name="__DdeLink__10_2488336842"/></text:p>
      <text:p text:style-name="P1"><text:bookmark-start text:name="__DdeLink__12_2488336842"/>Ctrl+N </text:p>
      <text:p text:style-name="P1">Action: Create new article.</text:p>
      <text:p text:style-name="P1">Key: Ctrl+N</text:p>
      <text:p text:style-name="P1">Context: Global</text:p>
      <text:p text:style-name="P1">Enabled: <text:span text:style-name="T1">Always</text:span>. <text:span text:style-name="T1">If there is <text:s/>no Active Segment then </text:span>New Article should create a single-page closed segment for current page but NOT make it active), <text:span text:style-name="T1">otherwise show a short toast “End or cancel the active segment before adding a new article”</text:span></text:p>
      <text:p text:style-name="P1">UX: creates article, focuses <text:span text:style-name="T1">article editor pane and the </text:span>Title textbox (first field in editor). Show toast "New article created".</text:p>
      <text:p text:style-name="P1"><text:bookmark-end text:name="__DdeLink__12_2488336842"/></text:p>
      <text:p text:style-name="P2"/>
      <text:p text:style-name="P1"><text:bookmark-start text:name="__DdeLink__14_2488336842"/>Left Arrow / Right Arrow</text:p>
      <text:p text:style-name="P1"/>
      <text:p text:style-name="P1">Action: Move to previous/next available page (skip missing page numbers).</text:p>
      <text:p text:style-name="P1">Key: ← (Left) / → (Right)</text:p>
      <text:p text:style-name="P1">Context: Global</text:p>
      <text:p text:style-name="P1">Enabled: always, <text:span text:style-name="T1">unless <text:s/>fields within the ArticleEditor controls have focus, arrow keys act within editor (text navigation).</text:span></text:p>
      <text:p text:style-name="P1">UX: Update IndexEditor.Shared.EditorState.CurrentPage and notify. If Press → while ActiveSegment.IsActive, update the ActiveSegment display only (to show Start → Current page) — do not auto-end segment.</text:p>
      <text:p text:style-name="P1"><text:bookmark-end text:name="__DdeLink__14_2488336842"/></text:p>
      <text:p text:style-name="P3"><text:bookmark-start text:name="__DdeLink__19_2488336842"/>Enter</text:p>
      <text:p text:style-name="P3">Action: If an active segment exists → EndActiveSegment(). <text:span text:style-name="T2">Otherwise focus on first editable field in article editor</text:span></text:p>
      <text:p text:style-name="P3">Key: Enter</text:p>
      <text:p text:style-name="P3">Context: Global</text:p>
      <text:p text:style-name="P3">Enabled: <text:span text:style-name="T2">Always</text:span></text:p>
      <text:p text:style-name="P3">UX: When ActiveSegment.IsActive -&gt; End. When ending, update article Pages (merge active segment into Pages list), update editor and article card pages, show toast "Segment ended (start–end)"<text:bookmark-end text:name="__DdeLink__19_2488336842"/></text:p>
      <text:p text:style-name="P3"/>
      <text:p text:style-name="P3"/>
      <text:p text:style-name="P3"/>
      <text:p text:style-name="P4">UP TO HERE!!!</text:p>
      <text:p text:style-name="P2"/>
      <text:p text:style-name="P1">Article List &amp; Selection</text:p>
      <text:p text:style-name="P1">Up / Down Arrows</text:p>
      <text:p text:style-name="P1">Action: Move selected article up or down in the Article List.</text:p>
      <text:p text:style-name="P1">Key: ↑ (Up) / ↓ (Down)</text:p>
      <text:p text:style-name="P1">Context: Global unless ArticleEditor or overlay has focus; also when the ArticleList control itself has focus these keys should behave similarly.</text:p>
      <text:p text:style-name="P1">Enabled: Disabled while an active segment exists unless the pressed arrow is selecting the same article (i.e., no change). On attempt while blocked, show a short toast: "Finish or cancel active segment first".</text:p>
      <text:p text:style-name="P1">UX: When selection changes, VM.SelectArticleCommand executes; ArticleEditor receives focus policy as defined (Editor gets focus on New Article; E moves focus to editor).</text:p>
      <text:p text:style-name="P1">Click on article</text:p>
      <text:p text:style-name="P1">Action: Select article.</text:p>
      <text:p text:style-name="P1">Context: ArticleList UI</text:p>
      <text:p text:style-name="P1">Enabled: disabled when ActiveSegment exists and the click is on a different article; clicking the active article is a no-op / selects it. Show toast on blocked click (small fade-out).</text:p>
      <text:p text:style-name="P1">UX: If blocked, silently revert selection visually and show toast.</text:p>
      <text:p text:style-name="P1">Segment lifecycle (add/end/cancel)</text:p>
      <text:p text:style-name="P1">Ctrl+A or Add button (Add Segment)</text:p>
      <text:p text:style-name="P1">Behavior: Create new active segment on selected article only if:</text:p>
      <text:p text:style-name="P1">No other active segment exists anywhere.</text:p>
      <text:p text:style-name="P1">Current page is NOT already in selected article's pages range.</text:p>
      <text:p text:style-name="P1">If not allowed, show toast "Finish or cancel the active segment first" or "Cannot add segment — current page is already in this article".</text:p>
      <text:p text:style-name="P1">After Add: segment.IsActive = true; both End and Cancel controls are enabled.</text:p>
      <text:p text:style-name="P1">While active: all article selection is locked to that article.</text:p>
      <text:p text:style-name="P1">Enter (when active)</text:p>
      <text:p text:style-name="P1">Behavior: End the segment. Update segment.End = CurrentPage, WasNew=false. Update article.Pages (merge closed segment pages), update article card display immediately.</text:p>
      <text:p text:style-name="P1">Esc (when active)</text:p>
      <text:p text:style-name="P1">Behavior: Cancel the active segment (remove it if it was WasNew; restore original if reopened).</text:p>
      <text:p text:style-name="P1">Single helper CancelActiveSegment() used by both key handler and tests.</text:p>
      <text:p text:style-name="P1">End button (UI)</text:p>
      <text:p text:style-name="P1">Behavior: Same as Enter.</text:p>
      <text:p text:style-name="P1">Cancel button (UI)</text:p>
      <text:p text:style-name="P1">Behavior: Same as Esc.</text:p>
      <text:p text:style-name="P1">Visual &amp; state updates:</text:p>
      <text:p text:style-name="P1">When segment ends, update article.Pages, refresh article card segments, and save nothing unless user presses Save.</text:p>
      <text:p text:style-name="P1">Active segment display: show "start → currentPage" (remove other status fields).</text:p>
      <text:p text:style-name="P1">When ended, update both editor and article card page ranges.</text:p>
      <text:p text:style-name="P1">Article Editor shortcuts &amp; focus rules</text:p>
      <text:p text:style-name="P1">E (edit), or E hotkey</text:p>
      <text:p text:style-name="P1">Action: Move focus to editor card (specifically the Title field first).</text:p>
      <text:p text:style-name="P1">Key: E</text:p>
      <text:p text:style-name="P1">Context: Global</text:p>
      <text:p text:style-name="P1">Enabled: Always (but if a segment is active AND the active article is different from SelectedArticle, block article change; E should still focus editor if SelectedArticle is the active one).</text:p>
      <text:p text:style-name="P1">UX: Focus Title textbox. If focus attempt fails, try again with short backoff (150 ms) up to X attempts for layout timing (as you already had).</text:p>
      <text:p text:style-name="P1">Ctrl+N (New article)</text:p>
      <text:p text:style-name="P1"><text:soft-page-break/>Behavior: After creating new article, focus Title textbox and ensure Category combobox is visible/populated; do not create an active segment — create a single-page closed segment for current page but NOT active.</text:p>
      <text:p text:style-name="P1">Arrow keys inside ArticleEditor</text:p>
      <text:p text:style-name="P1">Behavior: should not change current page number; arrow keys are local to text controls. If you want different behavior, require explicit modifiers.</text:p>
      <text:p text:style-name="P1">Ctrl+S while in editor</text:p>
      <text:p text:style-name="P1">Behavior: same Save action (global).</text:p>
      <text:p text:style-name="P1">Ctrl+O while in editor</text:p>
      <text:p text:style-name="P1">Behavior: same Open action (global).</text:p>
      <text:p text:style-name="P1">Overlays and Help</text:p>
      <text:p text:style-name="P1">Ctrl+I toggles _index.txt overlay (editable).</text:p>
      <text:p text:style-name="P1">F1 toggles keyboard help overlay (preferable).</text:p>
      <text:p text:style-name="P1">When overlay open, other keyboard shortcuts should be paused except Save/Close and Esc to close.</text:p>
      <text:p text:style-name="P1">_index.txt overlay Save should validate basic format and reload articles.</text:p>
      <text:p text:style-name="P1">Visual on-screen hints &amp; discoverability</text:p>
      <text:p text:style-name="P1">Top bar small hint string: "Esc=Cancel • ←/→=Page • ↑/↓=Article • Ctrl+N=New • Ctrl+A=Add segment • Ctrl+S=Save • Ctrl+O=Open • Ctrl+I=Index" (use platform mapping for mac).</text:p>
      <text:p text:style-name="P1">F1 opens the full keybinding help modal including the table and descriptions.</text:p>
      <text:p text:style-name="P1">Short toast system for blocked actions (short fade-out, non-modal).</text:p>
      <text:p text:style-name="P1">In the ArticleList item UI, show a small keyboard glyph when hovering: "Press Enter to open / Esc to cancel segment" — optional.</text:p>
      <text:p text:style-name="P1">Conflict handling and priorities</text:p>
      <text:p text:style-name="P1">Priority order for handling a key:</text:p>
      <text:p text:style-name="P1">Modal dialog (help overlay, index overlay) consumes keys.</text:p>
      <text:p text:style-name="P1">Focused control with explicit InputBindings or TextBox (text editing arrow keys).</text:p>
      <text:p text:style-name="P1">Window-level tunneling handler for segment lifecycle (Enter/Esc) and global shortcuts (Ctrl+*).</text:p>
      <text:p text:style-name="P1">Control-specific handlers (ArticleList, PageController).</text:p>
      <text:p text:style-name="P1">Implement Enter/Esc handling using tunneling (AddHandler(KeyDownEvent, ..., RoutingStrategies.Tunnel)) so segment lifecycle intercepts Enter before a focused button receives it.</text:p>
      <text:p text:style-name="P1">If a key has multiple bindings, prefer the most specific context (focused control) unless window-level tunnel intentionally overrides (for segment End/Cancel).</text:p>
      <text:p text:style-name="P1">Customization &amp; persistence</text:p>
      <text:p text:style-name="P1">Allow user to remap keys in settings (JSON file) with schema: { "shortcuts": { "SaveIndex": "Ctrl+S", "OpenFolder": "Ctrl+O", "NewArticle": "Ctrl+N", "AddSegment": "Ctrl+A", ... } }</text:p>
      <text:p text:style-name="P1">Load defaults at startup, then override with user file (~/.config/index-editor/shortcuts.json or app settings).</text:p>
      <text:p text:style-name="P1">Expose a UI page to edit shortcuts (validate duplicates and reserved keys).</text:p>
      <text:p text:style-name="P1">Provide "Reset to defaults" option.</text:p>
      <text:p text:style-name="P1">Implementation notes (Avalonia / XAML / C#)</text:p>
      <text:p text:style-name="P1">Best pattern: use Command objects (ICommand) exposed on your ViewModel and bind XAML KeyBindings to them where appropriate. For complex global handling, keep the tunneling KeyDown handler on MainWindow as you already do for Enter/Esc but prefer KeyBindings for simple combos.</text:p>
      <text:p text:style-name="P1">Example XAML KeyBinding (for clarity): &lt;Window.InputBindings&gt; &lt;keybinding&gt; &lt;/Window.InputBindings&gt;&lt;/keybinding&gt;</text:p>
      <text:p text:style-name="P1">For Enter/Esc override:</text:p>
      <text:p text:style-name="P1">Use AddHandler&lt;keyeventargs&gt;(KeyDownEvent, OnMainWindowKeyDown, RoutingStrategies.Tunnel) in MainWindow (you already have this). In handler:</text:p>
      <text:p text:style-name="P1">If Esc &amp;&amp; ActiveSegment.IsActive =&gt; CancelActiveSegment(); e.Handled = true;</text:p>
      <text:p text:style-name="P1">If Enter &amp;&amp; ActiveSegment.IsActive =&gt; EndActiveSegment(); e.Handled = true;</text:p>
      <text:p text:style-name="P1">&lt;/keyeventargs&gt;</text:p>
      <text:p text:style-name="P1"><text:soft-page-break/>To block selection of other articles while an active segment exists:</text:p>
      <text:p text:style-name="P1">In ArticleList item click handler (or SelectArticleCommand), check EditorState.ActiveSegment and if active and associated with a different article, ShowToast and return without changing selection.</text:p>
      <text:p text:style-name="P1">Also in EditorStateViewModel.SelectedArticle setter, apply the same guard (you already have similar logic).</text:p>
      <text:p text:style-name="P1">Focus rules:</text:p>
      <text:p text:style-name="P1">Use a hidden focus host (Border) and set host.Focus() on window open to capture key combos. You already have this approach.</text:p>
      <text:p text:style-name="P1">When focusing the Title textbox programmatically, use Dispatcher.UIThread.Post with short delays and retry attempts to account for layout timing.</text:p>
      <text:p text:style-name="P1">Toasts: use a lightweight in-app ToastService with fade-in/out and queueing. You have one already; use it for blocked a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21:12:51.289582111</meta:creation-date>
    <dc:date>2026-02-10T16:08:04.089982391</dc:date>
    <meta:editing-duration>PT1H25M36S</meta:editing-duration>
    <meta:editing-cycles>5</meta:editing-cycles>
    <meta:generator>LibreOffice/24.2.7.2$Linux_X86_64 LibreOffice_project/420$Build-2</meta:generator>
    <meta:document-statistic meta:table-count="0" meta:image-count="0" meta:object-count="0" meta:page-count="5" meta:paragraph-count="129" meta:word-count="1332" meta:character-count="9124" meta:non-whitespace-character-count="7914"/>
  </office:meta>
</office:document-meta>
</file>